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! Detonium! It was here, after all!!</text:p>
          </table:table-cell>
          <table:table-cell table:number-columns-repeated="1020"/>
        </table:table-row>
        <table:table-row>
          <table:table-cell table:style-name="ce0" office:value-type="string">
            <text:p>これが目的の石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rock we were searching for?</text:p>
          </table:table-cell>
          <table:table-cell table:number-columns-repeated="1020"/>
        </table:table-row>
        <table:table-row>
          <table:table-cell table:style-name="ce0" office:value-type="string">
            <text:p>なんとか運べそうなサイズだな。</text:p>
          </table:table-cell>
          <table:table-cell table:style-name="ce0"/>
          <table:table-cell table:style-name="ce0"/>
          <table:table-cell table:style-name="ce0" office:value-type="string">
            <text:p>It seems just about small enough to carry.</text:p>
          </table:table-cell>
          <table:table-cell table:number-columns-repeated="1020"/>
        </table:table-row>
        <table:table-row>
          <table:table-cell table:style-name="ce0" office:value-type="string">
            <text:p>・・・ボス、出な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No boss this time, eh?</text:p>
          </table:table-cell>
          <table:table-cell table:number-columns-repeated="1020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! One'll come out if you say that!!</text:p>
          </table:table-cell>
          <table:table-cell table:number-columns-repeated="1020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what if it Doooes!! We'll pummel into the
Grooound!</text:p>
          </table:table-cell>
          <table:table-cell table:number-columns-repeated="1020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ight be having fun there on the back
lines, but the rest of us have to eat painful
attacks...</text:p>
          </table:table-cell>
          <table:table-cell table:number-columns-repeated="1020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now. If there's still nothin' comin' out
of the woodwork after all this fuss, there's
really nothin' here at all.</text:p>
          </table:table-cell>
          <table:table-cell table:number-columns-repeated="1020"/>
        </table:table-row>
        <table:table-row>
          <table:table-cell table:style-name="ce0" office:value-type="string">
            <text:p>その方がありが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for that...</text:p>
          </table:table-cell>
          <table:table-cell table:number-columns-repeated="1020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ake this out of here before a boss
really does make an appearance.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etonium】 ×1!</text:p>
          </table:table-cell>
          <table:table-cell table:number-columns-repeated="1020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Detonium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